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18a0" officeooo:paragraph-rsid="000718a0"/>
    </style:style>
    <style:style style:name="P2" style:family="paragraph" style:parent-style-name="Standard">
      <style:text-properties officeooo:rsid="0008866a" officeooo:paragraph-rsid="0008866a"/>
    </style:style>
    <style:style style:name="P3" style:family="paragraph" style:parent-style-name="Standard">
      <style:text-properties officeooo:rsid="000e211f" officeooo:paragraph-rsid="000e211f"/>
    </style:style>
    <style:style style:name="P4" style:family="paragraph" style:parent-style-name="Standard">
      <style:text-properties officeooo:rsid="000e211f" officeooo:paragraph-rsid="000e211f"/>
    </style:style>
    <style:style style:name="T1" style:family="text">
      <style:text-properties officeooo:rsid="000a284e"/>
    </style:style>
    <style:style style:name="T2" style:family="text">
      <style:text-properties officeooo:rsid="000b30aa"/>
    </style:style>
    <style:style style:name="T3" style:family="text">
      <style:text-properties officeooo:rsid="000c66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ÇÃO CONTÍNUA </text:p>
      <text:p text:style-name="P1"/>
      <text:p text:style-name="P2">FUNDAMENTOS </text:p>
      <text:p text:style-name="P2">-<text:span text:style-name="T1">como o próprio nome diz, é o fato de que, em um projeto em desenvolvimento, cada desenvolvedor <text:tab/>esteja com, e mantenha, o código atualizado, tanto o que está local em sua máquina, quanto <text:tab/>a branch em que ele está trabalhando em seu repositório.</text:span></text:p>
      <text:p text:style-name="P2">-<text:span text:style-name="T2">enquanto a missão do desenvolvedor estiver em andamento, é importante que sua branch local <text:tab/>esteja atualizada com o repositório.</text:span></text:p>
      <text:p text:style-name="P2">-<text:span text:style-name="T3">A integração contínua ajuda a não ter problemas constantes com erro de diferença no código, bugs <text:tab/>inesperados, pelo fato de o código de algum desenvolvedor estar desatualizado no momento <text:tab/>do merge. </text:span></text:p>
      <text:p text:style-name="P2"/>
      <text:p text:style-name="P3">A FERRAMENTA JENKINS E SEU USO VOLTADO PARA INTEGRAÇÃO CONTÍNUA</text:p>
      <text:p text:style-name="P3"/>
      <text:p text:style-name="P3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1:26:09.886000000</meta:creation-date>
    <dc:date>2024-04-30T12:40:24.730000000</dc:date>
    <meta:editing-duration>PT1H25M23S</meta:editing-duration>
    <meta:editing-cycles>7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6" meta:word-count="106" meta:character-count="668" meta:non-whitespace-character-count="560"/>
  </office:meta>
</office:document-meta>
</file>